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254cm" draw:marker-start-width="0.889cm" draw:marker-end="Arrow" draw:marker-end-width="1.041cm" draw:textarea-horizontal-align="center" draw:textarea-vertical-align="middle" fo:padding-top="0.252cm" fo:padding-bottom="0.252cm" fo:padding-left="0.377cm" fo:padding-right="0.377cm"/>
    </style:style>
    <style:style style:name="gr2" style:family="graphic" style:parent-style-name="objectwithoutfill">
      <style:graphic-properties svg:stroke-width="0.102cm" draw:marker-start-width="0.457cm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36cm" fo:min-width="1.869cm"/>
    </style:style>
    <style:style style:name="gr4" style:family="graphic" style:parent-style-name="objectwithoutfill">
      <style:graphic-properties svg:stroke-width="0.203cm" svg:stroke-color="#ff3366" draw:marker-start-width="0.61cm" draw:marker-end-width="0.61cm" svg:stroke-opacity="75%" draw:fill="none" draw:textarea-horizontal-align="center" draw:textarea-vertical-align="middle" fo:padding-top="0.226cm" fo:padding-bottom="0.226cm" fo:padding-left="0.351cm" fo:padding-right="0.351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40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2.307cm" svg:y1="19.141cm" svg:x2="2.307cm" svg:y2="4.926cm">
          <text:p/>
        </draw:line>
        <draw:line draw:style-name="gr1" draw:text-style-name="P1" draw:layer="layout" svg:x1="2.307cm" svg:y1="19.016cm" svg:x2="19.39cm" svg:y2="19.078cm">
          <text:p/>
        </draw:line>
        <draw:path draw:style-name="gr2" draw:text-style-name="P1" draw:layer="layout" svg:width="15.837cm" svg:height="10.225cm" svg:x="2.743cm" svg:y="8.791cm" svg:viewBox="0 0 15838 10226" svg:d="m0 10038c936-2245 1123-2868 1123-2806 0 62 686-1621 686-1621 0 0 1870-3242 1870-3242 0 0 2307-2369 2307-2369 0 0 2369 63 2369 63 0 0 2929 1870 2805 1808-124-62 2183 2992 2183 2867 0-125 1247 2556 1247 2432 0-124 747 1747 685 1684-62-63 562 1371 562 1371">
          <text:p/>
        </draw:path>
        <draw:path draw:style-name="gr2" draw:text-style-name="P1" draw:layer="layout" svg:width="15.151cm" svg:height="7.233cm" svg:x="4.24cm" svg:y="11.846cm" svg:viewBox="0 0 15152 7234" svg:d="m0 7108c936-2245 1184-2556 1184-2494 0 62 1196-1322 1434-1559 312-311 2993-1995 2993-1995 0 0 1496-748 1496-748 0 0 1871-312 1871-312 0 0 1807 686 1683 624-124-62 1933 1808 1933 1683 0-125 1310 1995 1310 1871 0-124 747 1747 685 1684-62-63 562 1371 562 1371">
          <text:p/>
        </draw:path>
        <draw:path draw:style-name="gr2" draw:text-style-name="P1" draw:layer="layout" svg:width="13.219cm" svg:height="10.164cm" svg:x="2.629cm" svg:y="8.667cm" svg:viewBox="0 0 13220 10165" svg:d="m0 5737c0 0 1809-2993 1809-2993 0 0 2618-2494 2618-2494 0 0 1423-250 1423-250 0 0 2816 1872 2692 1810-124-62 2183 2992 2183 2867 0-125 1247 2556 1247 2432 0-124 747 1747 685 1684-62-63 562 1371 562 1371">
          <text:p/>
        </draw:path>
        <draw:path draw:style-name="gr2" draw:text-style-name="P1" draw:layer="layout" svg:width="13.198cm" svg:height="9.477cm" svg:x="4.801cm" svg:y="9.539cm" svg:viewBox="0 0 13199 9478" svg:d="m0 9477c936-2245 1995-3304 1995-3242 0 62 1372-1808 1372-1808 0 0 2680-2431 2680-2431 0 0 3180-1996 3180-1996 0 0 2058 125 2058 125 0 0 2032 1123 1908 1061">
          <text:p/>
        </draw:path>
        <draw:frame draw:style-name="gr3" draw:text-style-name="P2" draw:layer="layout" svg:width="2.369cm" svg:height="1.826cm" svg:x="10.413cm" svg:y="19.514cm">
          <draw:text-box>
            <text:p text:style-name="P2">x</text:p>
          </draw:text-box>
        </draw:frame>
        <draw:frame draw:style-name="gr3" draw:text-style-name="P2" draw:layer="layout" svg:width="4.674cm" svg:height="1.826cm" svg:x="1cm" svg:y="2.805cm">
          <draw:text-box>
            <text:p text:style-name="P2">q</text:p>
          </draw:text-box>
        </draw:frame>
        <draw:path draw:style-name="gr4" draw:text-style-name="P1" draw:layer="layout" svg:width="11.16cm" svg:height="6.836cm" svg:x="4.863cm" svg:y="12.242cm" svg:viewBox="0 0 11161 6837" svg:d="m0 6836c329-666 570-1130 873-1808 314-701 1113-1276 1496-1932 437-748 970-1310 1684-1746 585-357 1303-1016 1995-1122 649-99 1090-423 1683-63 617 374 811 1032 1122 1684 289 607 519 1238 749 1870 242 667 728 1174 872 1871l375 623 311 499">
          <text:p/>
        </draw:path>
        <draw:custom-shape draw:style-name="gr5" draw:text-style-name="P1" draw:layer="layout" svg:width="2.244cm" svg:height="2.245cm" svg:x="11.036cm" svg:y="11.03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03-22T06:44:35</meta:creation-date>
    <dc:date>2007-03-22T07:05:27</dc:date>
    <dc:language>en-US</dc:language>
    <meta:editing-cycles>2</meta:editing-cycles>
    <meta:editing-duration>PT20M54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